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FB000000C236BC0366BA2C7837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 fo:line-height="100%"/>
    </style:style>
    <style:style style:name="P2" style:family="paragraph" style:parent-style-name="Standard" style:master-page-name="Standard">
      <style:paragraph-properties fo:margin-top="0in" fo:margin-bottom="0.1665in" loext:contextual-spacing="false" fo:line-height="100%" style:page-number="1"/>
      <style:text-properties fo:font-weight="bold" style:font-weight-asian="bold"/>
    </style:style>
    <style:style style:name="P3" style:family="paragraph" style:parent-style-name="Standard">
      <style:paragraph-properties fo:margin-top="0.1665in" fo:margin-bottom="0.1665in" loext:contextual-spacing="false"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pan text:style-name="T1">INSTITUTO DE EDUCACIÓN SECUNDARIA JOAN RAMIS I RAMIS</text:span><text:line-break/>C/ Ejemplo, 25, 07701 Mahón, Menorca<text:line-break/>Teléfono: 971 XXX XXX<text:line-break/>Correo electrónico: secretaria@iesramisiramis.org</text:p>
      <text:p text:style-name="P3"><text:span text:style-name="T1">CERTIFICADO</text:span></text:p>
      <text:p text:style-name="P3">El que suscribe, [Nombre del Secretario/a], en calidad de Secretario/a del IES Joan Ramis i Ramis, certifica que:</text:p>
      <text:p text:style-name="P3">[Nombre y apellidos del estudiante], con DNI [Número de DNI], está matriculado/a en este centro durante el curso académico 2024-2025, cursando 1º del Ciclo Formativo de Grado Medio en Sistemas Microinformáticos y Redes (SMX).</text:p>
      <text:p text:style-name="P3">Y para que conste y surta los efectos oportunos, expido el presente certificado en Mahón, a 22 de noviembre de 2024.</text:p>
      <text:p text:style-name="P3">Atentamente,<text:line-break/>[Nombre del Secretario/a]<text:line-break/><text:span text:style-name="T2">Secretario/a del IES Joan Ramis i Rami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1.jpg" text:anchor-type="as-char" svg:width="5.2811in" svg:height="2.0209in" draw:z-index="0"><draw:image xlink:href="Pictures/10000000000001FB000000C236BC0366BA2C7837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7" meta:word-count="106" meta:character-count="704" meta:non-whitespace-character-count="604"/>
    <meta:generator>LibreOfficeDev/6.0.5.2$Linux_X86_64 LibreOffice_project/</meta:generator>
  </office:meta>
</office:document-meta>
</file>